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1.9898in" svg:y="0.3535in">
            <draw:object draw:notify-on-update-of-ranges="Sheet1.B3:Sheet1.L3 Sheet1.B4:Sheet1.L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67in" svg:height="3.5449in" svg:x="12.1799in" svg:y="4.1102in">
            <draw:object draw:notify-on-update-of-ranges="Sheet1.A9:Sheet1.A9 Sheet1.B9:Sheet1.K9 Sheet1.E7:Sheet1.E7 Sheet1.B10:Sheet1.K10 Sheet1.A3:Sheet1.L3 Sheet1.E1:Sheet1.E1 Sheet1.A4:Sheet1.L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>
            <text:p>Object size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string">
            <text:p>red box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 office:value-type="float" office:value="0.24">
            <text:p>0.24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Position</text:p>
          </table:table-cell>
          <table:table-cell office:value-type="float" office:value="0.05">
            <text:p>0.05</text:p>
          </table:table-cell>
          <table:table-cell office:value-type="float" office:value="0.045">
            <text:p>0.045</text:p>
          </table:table-cell>
          <table:table-cell office:value-type="float" office:value="0.04">
            <text:p>0.04</text:p>
          </table:table-cell>
          <table:table-cell office:value-type="float" office:value="0.035">
            <text:p>0.035</text:p>
          </table:table-cell>
          <table:table-cell office:value-type="float" office:value="0.03">
            <text:p>0.03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float" office:value="6">
            <text:p>6</text:p>
          </table:table-cell>
          <table:table-cell office:value-type="float" office:value="13.4">
            <text:p>13.4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2.5">
            <text:p>4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Object size</text:p>
          </table:table-cell>
          <table:table-cell office:value-type="string">
            <text:p>radius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green cylinder</text:p>
          </table:table-cell>
          <table:table-cell office:value-type="float" office:value="-0.51">
            <text:p>-0.51</text:p>
          </table:table-cell>
          <table:table-cell office:value-type="float" office:value="0.3">
            <text:p>0.3</text:p>
          </table:table-cell>
          <table:table-cell office:value-type="float" office:value="0.09">
            <text:p>0.0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Position</text:p>
          </table:table-cell>
          <table:table-cell office:value-type="float" office:value="0.04">
            <text:p>0.04</text:p>
          </table:table-cell>
          <table:table-cell office:value-type="float" office:value="0.035">
            <text:p>0.035</text:p>
          </table:table-cell>
          <table:table-cell office:value-type="float" office:value="0.03">
            <text:p>0.03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c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8.6">
            <text:p>38.6</text:p>
          </table:table-cell>
          <table:table-cell office:value-type="float" office:value="46">
            <text:p>46</text:p>
          </table:table-cell>
          <table:table-cell office:value-type="float" office:value="53.6">
            <text:p>53.6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ROC admin</meta:initial-creator>
    <meta:creation-date>2014-07-31T11:06:24</meta:creation-date>
    <dc:date>2014-07-31T12:46:09</dc:date>
    <dc:creator>EUROC admin</dc:creator>
    <meta:editing-duration>PT7M54S</meta:editing-duration>
    <meta:editing-cycles>1</meta:editing-cycles>
    <meta:document-statistic meta:table-count="3" meta:cell-count="60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Red Box</text:p>
        </chart:title>
        <chart:legend chart:legend-position="end" svg:x="13.702cm" svg:y="4.201cm" style:legend-expansion="high" chart:style-name="ch3"/>
        <chart:plot-area chart:style-name="ch4" table:cell-range-address="Sheet1.B3:Sheet1.L4" svg:x="1.331cm" svg:y="1.635cm" svg:width="11.732cm" svg:height="6.204cm">
          <chartooo:coordinate-region svg:x="2.138cm" svg:y="1.835cm" svg:width="10.593cm" svg:height="5.357cm"/>
          <chart:axis chart:dimension="x" chart:name="primary-x" chart:style-name="ch5">
            <chart:title svg:x="5.976cm" svg:y="8.019cm" chart:style-name="ch6">
              <text:p>Gripper Position</text:p>
            </chart:title>
          </chart:axis>
          <chart:axis chart:dimension="y" chart:name="primary-y" chart:style-name="ch5">
            <chart:title svg:x="0.451cm" svg:y="5.786cm" chart:style-name="ch7">
              <text:p>Gripper Force</text:p>
            </chart:title>
            <chart:grid chart:style-name="ch8" chart:class="major"/>
          </chart:axis>
          <chart:series chart:style-name="ch9" chart:values-cell-range-address="Sheet1.B4:Sheet1.L4" chart:class="chart:scatter">
            <chart:domain table:cell-range-address="Sheet1.B3:Sheet1.L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5">
                <text:p>0.05</text:p>
                <draw:g>
                  <svg:desc>Sheet1.B3:Sheet1.L3</svg:desc>
                </draw:g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B4:Sheet1.L4</svg:desc>
                </draw:g>
              </table:table-cell>
              <table:table-cell office:value-type="float" office:value="13.4">
                <text:p>13.4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2.5">
                <text:p>42.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scatter" chart:style-name="ch1">
        <chart:title svg:x="6.551cm" svg:y="0.316cm" chart:style-name="ch2">
          <text:p>Gripper Force</text:p>
        </chart:title>
        <chart:legend chart:legend-position="end" svg:x="12.532cm" svg:y="3.954cm" style:legend-expansion="high" chart:style-name="ch3"/>
        <chart:plot-area chart:style-name="ch4" table:cell-range-address="Sheet1.A9:Sheet1.K9 Sheet1.E7:Sheet1.E7 Sheet1.B10:Sheet1.K10 Sheet1.E1:Sheet1.E1 Sheet1.A4:Sheet1.L4" chart:data-source-has-labels="column" svg:x="0.77cm" svg:y="1.635cm" svg:width="11.123cm" svg:height="6.77cm">
          <chartooo:coordinate-region svg:x="1.577cm" svg:y="1.834cm" svg:width="9.984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K10" chart:label-cell-address="Sheet1.E7:Sheet1.E7" chart:class="chart:scatter">
            <chart:domain table:cell-range-address="Sheet1.B9:Sheet1.K9"/>
            <chart:data-point chart:repeated="10"/>
          </chart:series>
          <chart:series chart:style-name="ch8" chart:values-cell-range-address="Sheet1.A4:Sheet1.L4" chart:label-cell-address="Sheet1.E1:Sheet1.E1" chart:class="chart:scatter">
            <chart:domain table:cell-range-address="Sheet1.A3:Sheet1.L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4">
                <text:p>0.04</text:p>
                <draw:g>
                  <svg:desc>Sheet1.B9:Sheet1.K9</svg:desc>
                </draw:g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en cylinder</text:p>
                <draw:g>
                  <svg:desc>Sheet1.E7:Sheet1.E7</svg:desc>
                </draw:g>
              </table:table-cell>
              <table:table-cell office:value-type="float" office:value="8">
                <text:p>8</text:p>
                <draw:g>
                  <svg:desc>Sheet1.B10:Sheet1.K10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8.6">
                <text:p>38.6</text:p>
              </table:table-cell>
              <table:table-cell office:value-type="float" office:value="46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61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3:Sheet1.L3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box</text:p>
                <draw:g>
                  <svg:desc>Sheet1.E1:Sheet1.E1</svg:desc>
                </draw:g>
              </table:table-cell>
              <table:table-cell office:value-type="float" office:value="NaN">
                <text:p>NaN</text:p>
                <draw:g>
                  <svg:desc>Sheet1.A4:Sheet1.L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3.4">
                <text:p>13.4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2.5">
                <text:p>42.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